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97af" officeooo:paragraph-rsid="00103fed"/>
    </style:style>
    <style:style style:name="P2" style:family="paragraph" style:parent-style-name="Standard">
      <style:text-properties officeooo:rsid="000e97af" officeooo:paragraph-rsid="000e97af"/>
    </style:style>
    <style:style style:name="P3" style:family="paragraph" style:parent-style-name="Standard">
      <style:text-properties officeooo:rsid="000dc305" officeooo:paragraph-rsid="000dc305"/>
    </style:style>
    <style:style style:name="P4" style:family="paragraph" style:parent-style-name="Standard">
      <style:text-properties officeooo:rsid="000dc305" officeooo:paragraph-rsid="00103fed"/>
    </style:style>
    <style:style style:name="P5" style:family="paragraph" style:parent-style-name="Standard">
      <style:text-properties officeooo:rsid="000dc305" officeooo:paragraph-rsid="0012b5d3"/>
    </style:style>
    <style:style style:name="P6" style:family="paragraph" style:parent-style-name="Standard">
      <style:text-properties officeooo:rsid="000dc305" officeooo:paragraph-rsid="001657dc"/>
    </style:style>
    <style:style style:name="P7" style:family="paragraph" style:parent-style-name="Standard">
      <style:text-properties officeooo:rsid="000dc305" officeooo:paragraph-rsid="00179127"/>
    </style:style>
    <style:style style:name="P8" style:family="paragraph" style:parent-style-name="Standard">
      <style:text-properties fo:font-weight="bold" officeooo:rsid="000dc305" officeooo:paragraph-rsid="000dc305" style:font-weight-asian="bold" style:font-weight-complex="bold"/>
    </style:style>
    <style:style style:name="P9" style:family="paragraph" style:parent-style-name="Standard">
      <style:text-properties fo:font-weight="bold" officeooo:rsid="000e97af" officeooo:paragraph-rsid="000e97af" style:font-weight-asian="bold" style:font-weight-complex="bold"/>
    </style:style>
    <style:style style:name="P10" style:family="paragraph" style:parent-style-name="Standard">
      <style:text-properties fo:font-weight="bold" officeooo:rsid="0012a2e1" officeooo:paragraph-rsid="0012a2e1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0dc305" officeooo:paragraph-rsid="000dc305" style:font-weight-asian="bold" style:font-weight-complex="bold"/>
    </style:style>
    <style:style style:name="P12" style:family="paragraph" style:parent-style-name="Standard">
      <style:text-properties fo:color="#bf0041" loext:opacity="100%" fo:font-size="14pt" fo:font-weight="bold" officeooo:rsid="000dc305" officeooo:paragraph-rsid="000dc305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bf0041" loext:opacity="100%" fo:font-size="14pt" fo:font-weight="bold" officeooo:rsid="000e97af" officeooo:paragraph-rsid="000e97af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fo:color="#bf0041" loext:opacity="100%" fo:font-size="14pt" fo:font-weight="bold" officeooo:rsid="00103fed" officeooo:paragraph-rsid="00103fe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dc305" officeooo:paragraph-rsid="000dc305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03fed" officeooo:paragraph-rsid="00103fed"/>
    </style:style>
    <style:style style:name="P17" style:family="paragraph" style:parent-style-name="Standard">
      <style:text-properties officeooo:rsid="00103fed" officeooo:paragraph-rsid="00104335"/>
    </style:style>
    <style:style style:name="P18" style:family="paragraph" style:parent-style-name="Standard">
      <style:text-properties officeooo:rsid="00104335" officeooo:paragraph-rsid="00104335"/>
    </style:style>
    <style:style style:name="P19" style:family="paragraph" style:parent-style-name="Standard">
      <style:text-properties officeooo:rsid="0011daa4" officeooo:paragraph-rsid="0011daa4"/>
    </style:style>
    <style:style style:name="P20" style:family="paragraph" style:parent-style-name="Standard">
      <style:text-properties officeooo:paragraph-rsid="000e97af"/>
    </style:style>
    <style:style style:name="P21" style:family="paragraph" style:parent-style-name="Standard">
      <style:text-properties officeooo:rsid="0012a2e1" officeooo:paragraph-rsid="0012a2e1"/>
    </style:style>
    <style:style style:name="P22" style:family="paragraph" style:parent-style-name="Standard">
      <style:text-properties officeooo:paragraph-rsid="0012b5d3"/>
    </style:style>
    <style:style style:name="P23" style:family="paragraph" style:parent-style-name="Standard">
      <style:text-properties officeooo:rsid="00186d96" officeooo:paragraph-rsid="00186d96"/>
    </style:style>
    <style:style style:name="P24" style:family="paragraph" style:parent-style-name="Standard">
      <style:text-properties fo:color="#2a6099" loext:opacity="100%" officeooo:rsid="001657dc" officeooo:paragraph-rsid="001657dc"/>
    </style:style>
    <style:style style:name="P25" style:family="paragraph" style:parent-style-name="Standard">
      <style:text-properties fo:color="#2a6099" loext:opacity="100%" officeooo:rsid="001657dc" officeooo:paragraph-rsid="00196ff4"/>
    </style:style>
    <style:style style:name="P26" style:family="paragraph" style:parent-style-name="Standard">
      <style:text-properties officeooo:rsid="00186d96" officeooo:paragraph-rsid="00186d96"/>
    </style:style>
    <style:style style:name="P27" style:family="paragraph" style:parent-style-name="Standard">
      <style:text-properties officeooo:rsid="00196ff4" officeooo:paragraph-rsid="00196ff4"/>
    </style:style>
    <style:style style:name="P28" style:family="paragraph" style:parent-style-name="Standard">
      <style:text-properties officeooo:rsid="000dc305" officeooo:paragraph-rsid="000dc305"/>
    </style:style>
    <style:style style:name="P29" style:family="paragraph" style:parent-style-name="Standard">
      <style:text-properties officeooo:rsid="000dc305" officeooo:paragraph-rsid="00196ff4"/>
    </style:style>
    <style:style style:name="P30" style:family="paragraph" style:parent-style-name="Standard">
      <style:text-properties officeooo:rsid="00103fed" officeooo:paragraph-rsid="00104335"/>
    </style:style>
    <style:style style:name="P31" style:family="paragraph" style:parent-style-name="Standard">
      <style:text-properties officeooo:rsid="000e97af" officeooo:paragraph-rsid="000e97af"/>
    </style:style>
    <style:style style:name="P32" style:family="paragraph" style:parent-style-name="Standard">
      <style:text-properties officeooo:rsid="0011daa4" officeooo:paragraph-rsid="0011daa4"/>
    </style:style>
    <style:style style:name="P33" style:family="paragraph" style:parent-style-name="Standard">
      <style:text-properties officeooo:rsid="001a2ee2" officeooo:paragraph-rsid="000dc305"/>
    </style:style>
    <style:style style:name="P34" style:family="paragraph" style:parent-style-name="Standard">
      <style:text-properties officeooo:rsid="001a2ee2" officeooo:paragraph-rsid="001a2ee2"/>
    </style:style>
    <style:style style:name="P35" style:family="paragraph" style:parent-style-name="Standard">
      <style:text-properties officeooo:rsid="001bf82a" officeooo:paragraph-rsid="001bf82a"/>
    </style:style>
    <style:style style:name="P36" style:family="paragraph" style:parent-style-name="Standard">
      <style:text-properties officeooo:rsid="001d2e29" officeooo:paragraph-rsid="001d2e29"/>
    </style:style>
    <style:style style:name="T1" style:family="text">
      <style:text-properties officeooo:rsid="000dc305"/>
    </style:style>
    <style:style style:name="T2" style:family="text">
      <style:text-properties fo:color="#800080" loext:opacity="100%"/>
    </style:style>
    <style:style style:name="T3" style:family="text">
      <style:text-properties fo:color="#800080" loext:opacity="100%" officeooo:rsid="000dc305"/>
    </style:style>
    <style:style style:name="T4" style:family="text">
      <style:text-properties fo:color="#800080" loext:opacity="100%" officeooo:rsid="00103fed"/>
    </style:style>
    <style:style style:name="T5" style:family="text">
      <style:text-properties fo:color="#800080" loext:opacity="100%" officeooo:rsid="00104335"/>
    </style:style>
    <style:style style:name="T6" style:family="text">
      <style:text-properties fo:color="#800080" loext:opacity="100%" officeooo:rsid="0012a2e1"/>
    </style:style>
    <style:style style:name="T7" style:family="text">
      <style:text-properties fo:color="#800080" loext:opacity="100%" style:font-name="Liberation Serif" officeooo:rsid="0012b5d3"/>
    </style:style>
    <style:style style:name="T8" style:family="text">
      <style:text-properties fo:color="#800080" loext:opacity="100%" officeooo:rsid="001657dc"/>
    </style:style>
    <style:style style:name="T9" style:family="text">
      <style:text-properties officeooo:rsid="000e97af"/>
    </style:style>
    <style:style style:name="T10" style:family="text">
      <style:text-properties officeooo:rsid="00103fed"/>
    </style:style>
    <style:style style:name="T11" style:family="text">
      <style:text-properties officeooo:rsid="00104335"/>
    </style:style>
    <style:style style:name="T12" style:family="text">
      <style:text-properties fo:color="#2a6099" loext:opacity="100%"/>
    </style:style>
    <style:style style:name="T13" style:family="text">
      <style:text-properties fo:color="#2a6099" loext:opacity="100%" officeooo:rsid="00103fed"/>
    </style:style>
    <style:style style:name="T14" style:family="text">
      <style:text-properties fo:color="#2a6099" loext:opacity="100%" officeooo:rsid="000dc305"/>
    </style:style>
    <style:style style:name="T15" style:family="text">
      <style:text-properties fo:color="#2a6099" loext:opacity="100%" officeooo:rsid="00104335"/>
    </style:style>
    <style:style style:name="T16" style:family="text">
      <style:text-properties fo:color="#2a6099" loext:opacity="100%" officeooo:rsid="0011daa4"/>
    </style:style>
    <style:style style:name="T17" style:family="text">
      <style:text-properties fo:color="#2a6099" loext:opacity="100%" officeooo:rsid="0012a2e1"/>
    </style:style>
    <style:style style:name="T18" style:family="text">
      <style:text-properties fo:color="#2a6099" loext:opacity="100%" style:font-name="Liberation Serif" officeooo:rsid="0012b5d3"/>
    </style:style>
    <style:style style:name="T19" style:family="text">
      <style:text-properties fo:color="#2a6099" loext:opacity="100%" officeooo:rsid="001657dc"/>
    </style:style>
    <style:style style:name="T20" style:family="text">
      <style:text-properties fo:color="#2a6099" loext:opacity="100%" officeooo:rsid="00196ff4"/>
    </style:style>
    <style:style style:name="T21" style:family="text">
      <style:text-properties officeooo:rsid="0011daa4"/>
    </style:style>
    <style:style style:name="T22" style:family="text">
      <style:text-properties officeooo:rsid="0012a2e1"/>
    </style:style>
    <style:style style:name="T23" style:family="text">
      <style:text-properties officeooo:rsid="0012b5d3"/>
    </style:style>
    <style:style style:name="T24" style:family="text">
      <style:text-properties style:font-name="Liberation Serif" officeooo:rsid="0012b5d3"/>
    </style:style>
    <style:style style:name="T25" style:family="text">
      <style:text-properties fo:color="#00a933" loext:opacity="100%" officeooo:rsid="0012b5d3"/>
    </style:style>
    <style:style style:name="T26" style:family="text">
      <style:text-properties fo:color="#00a933" loext:opacity="100%" style:font-name="Liberation Serif" officeooo:rsid="0012b5d3"/>
    </style:style>
    <style:style style:name="T27" style:family="text">
      <style:text-properties fo:color="#00a933" loext:opacity="100%" officeooo:rsid="001657dc"/>
    </style:style>
    <style:style style:name="T28" style:family="text">
      <style:text-properties officeooo:rsid="001657dc"/>
    </style:style>
    <style:style style:name="T29" style:family="text">
      <style:text-properties officeooo:rsid="00179127"/>
    </style:style>
    <style:style style:name="T30" style:family="text">
      <style:text-properties officeooo:rsid="00186d96"/>
    </style:style>
    <style:style style:name="T31" style:family="text">
      <style:text-properties officeooo:rsid="0018d2ee"/>
    </style:style>
    <style:style style:name="T32" style:family="text">
      <style:text-properties officeooo:rsid="00196ff4"/>
    </style:style>
    <style:style style:name="T33" style:family="text">
      <style:text-properties fo:color="#158466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arla simulator under Docker environment</text:p>
      <text:p text:style-name="P3"/>
      <text:p text:style-name="P3"/>
      <text:p text:style-name="P12"><text:span text:style-name="T9">1. </text:span>Environment Set<text:span text:style-name="T9">up</text:span></text:p>
      <text:p text:style-name="P3"/>
      <text:p text:style-name="P8">Python API :</text:p>
      <text:p text:style-name="P3"/>
      <text:p text:style-name="P3">It is preferable to use a virtual environment (like conda) in order to use the Carla’s Python API (python 3.8 is required), be assure to have conda installed (anaconda or mini-conda).</text:p>
      <text:p text:style-name="P3"/>
      <text:p text:style-name="P5">- create virtual python environment : <text:span text:style-name="Source_20_Text"><text:span text:style-name="T25">$ </text:span></text:span><text:span text:style-name="T13">conda env create <text:s/>--name</text:span><text:span text:style-name="T10"> </text:span><text:span text:style-name="T4">carla </text:span><text:span text:style-name="T13">python=3.8</text:span></text:p>
      <text:p text:style-name="P22"><text:span text:style-name="T1">- </text:span><text:span text:style-name="T10">activate the environment : </text:span><text:span text:style-name="Source_20_Text"><text:span text:style-name="T25">$ </text:span></text:span><text:span text:style-name="T13">conda activate</text:span><text:span text:style-name="T10"> </text:span><text:span text:style-name="T4">carla</text:span></text:p>
      <text:p text:style-name="P5">- install pygame : <text:span text:style-name="Source_20_Text"><text:span text:style-name="T25">$ </text:span></text:span><text:span text:style-name="T13">pip install pygame numpy</text:span></text:p>
      <text:p text:style-name="P4">- install Python API:</text:p>
      <text:p text:style-name="P3"/>
      <text:p text:style-name="P3"/>
      <text:p text:style-name="P8">Docker :</text:p>
      <text:p text:style-name="P3"/>
      <text:p text:style-name="P3">To install Docker :</text:p>
      <text:p text:style-name="P7">- <text:span text:style-name="T29">Run update command: </text:span><text:span text:style-name="Source_20_Text"><text:span text:style-name="T25">$ </text:span></text:span><text:span text:style-name="T28">sudo apt-get update</text:span></text:p>
      <text:p text:style-name="P6">- <text:span text:style-name="T28">Install the .deb package : </text:span><text:span text:style-name="Source_20_Text"><text:span text:style-name="T25">$ </text:span></text:span><text:span text:style-name="T19">sudo apt-get install ./docker-desktop-&lt;</text:span><text:span text:style-name="T8">versions</text:span><text:span text:style-name="T19">&gt;-&lt;</text:span><text:span text:style-name="T27">arch</text:span><text:span text:style-name="T19">&gt;.deb</text:span></text:p>
      <text:p text:style-name="P24">- </text:p>
      <text:p text:style-name="P3"/>
      <text:p text:style-name="P23">Configure nvidia-docker2 : (for pc with nvidia gpu)</text:p>
      <text:p text:style-name="P23">It is assumed here, that you already have nvidia driver installed (version &gt;=418.81.07), <text:span text:style-name="T31">follow </text:span><text:span text:style-name="T1">the official documentation </text:span><text:s/>[4]<text:span text:style-name="T1"> </text:span><text:span text:style-name="T31">for a full installation.</text:span></text:p>
      <text:p text:style-name="P23"/>
      <text:p text:style-name="P23">→ <text:span text:style-name="T32">Important thing is that the images pull in docker using sudo are not visible in the Docker desktop application, but are accessible with the terminal (see below).</text:span></text:p>
      <text:p text:style-name="P23"/>
      <text:p text:style-name="P27">Useful command for Docker:</text:p>
      <text:p text:style-name="P25"/>
      <text:p text:style-name="P29">- <text:span text:style-name="T32">List the images : </text:span><text:span text:style-name="Source_20_Text"><text:span text:style-name="T25">$</text:span></text:span><text:span text:style-name="T32"> </text:span><text:span text:style-name="T19">sudo docker images</text:span></text:p>
      <text:p text:style-name="P27">- List the containers : <text:span text:style-name="Source_20_Text"><text:span text:style-name="T25">$</text:span></text:span><text:span text:style-name="T33"> </text:span><text:span text:style-name="T19">sudo docker containers ls -a</text:span></text:p>
      <text:p text:style-name="P27">- Remove a specific container : </text:p>
      <text:p text:style-name="P3"/>
      <text:p text:style-name="P11">Ros2 on Docker : </text:p>
      <text:p text:style-name="P3"/>
      <text:p text:style-name="P22"><text:span text:style-name="T1">To insatll an image of ros/ros2, simply use the command : </text:span><text:span text:style-name="Source_20_Text"><text:span text:style-name="T25">$ </text:span></text:span><text:span text:style-name="T14">docker pull </text:span><text:bookmark text:name="codecell0"/><text:span text:style-name="T12">osrf/ros:</text:span><text:span text:style-name="T3">$VERSION</text:span><text:span text:style-name="T12">-desktop</text:span></text:p>
      <text:p text:style-name="P3">Replace <text:span text:style-name="T2">$VERSION</text:span> by the ros version you want to use, exemple: <text:span text:style-name="T2">foxy</text:span><text:span text:style-name="T12">-desktop</text:span></text:p>
      <text:p text:style-name="P3"/>
      <text:p text:style-name="P17">- Run the image : <text:span text:style-name="T25">$</text:span><text:span text:style-name="T23"> </text:span><text:span text:style-name="T15">docker run -it osrf/ros:</text:span><text:span text:style-name="T5">$VERSION</text:span><text:span text:style-name="T15">-desktop</text:span></text:p>
      <text:p text:style-name="P17"><text:span text:style-name="T11">- You should obtain something like : </text:span><text:span text:style-name="T25">$</text:span><text:span text:style-name="T23"> </text:span><text:span text:style-name="T15">root@&lt;container-id&gt;:/#</text:span></text:p>
      <text:p text:style-name="P17">- <text:span text:style-name="T11">Try using : </text:span><text:span text:style-name="T25">$</text:span><text:span text:style-name="T23"> </text:span><text:span text:style-name="T15">ros</text:span><text:span text:style-name="T16">2</text:span><text:span text:style-name="T15"> --help</text:span><text:span text:style-name="T11"> , or by running the talker-listener example, see[1]</text:span></text:p>
      <text:p text:style-name="P17"/>
      <text:p text:style-name="P17"/>
      <text:p text:style-name="P17"/>
      <text:p text:style-name="P17"/>
      <text:p text:style-name="P17"><text:soft-page-break/></text:p>
      <text:p text:style-name="P9">Carla on docker : </text:p>
      <text:p text:style-name="P2"/>
      <text:p text:style-name="P1"><text:span text:style-name="Source_20_Text"><text:span text:style-name="T21">- Install Carla by pulling the image</text:span></text:span><text:span text:style-name="Source_20_Text">: </text:span><text:span text:style-name="Source_20_Text"><text:span text:style-name="T25">$</text:span></text:span><text:span text:style-name="Source_20_Text"><text:span text:style-name="T12"> </text:span></text:span><text:span text:style-name="Source_20_Text"><text:span text:style-name="T20">sudo docker </text:span></text:span><text:span text:style-name="Source_20_Text"><text:span text:style-name="T12">pull carlasim/carla:</text:span></text:span><text:span text:style-name="Source_20_Text"><text:span text:style-name="T2">latest</text:span></text:span></text:p>
      <text:p text:style-name="P1"><text:span text:style-name="Source_20_Text"><text:span text:style-name="T21"><text:s text:c="2"/>T</text:span></text:span><text:span text:style-name="Source_20_Text"><text:span text:style-name="T10">he argument </text:span></text:span><text:span text:style-name="Source_20_Text"><text:span text:style-name="T4">latest</text:span></text:span><text:span text:style-name="Source_20_Text"><text:span text:style-name="T10"> can be replaced in order to install a specific version, example: </text:span></text:span><text:span text:style-name="Source_20_Text"><text:span text:style-name="T4">0.9.12</text:span></text:span></text:p>
      <text:p text:style-name="P2"/>
      <text:p text:style-name="P2">- <text:span text:style-name="T21">Run the </text:span></text:p>
      <text:p text:style-name="P2"/>
      <text:p text:style-name="P19">The launch process will be simplify by using the docker-compose method (describe in page 2)</text:p>
      <text:p text:style-name="P19"/>
      <text:p text:style-name="P19"/>
      <text:p text:style-name="P2"/>
      <text:p text:style-name="P9">Foxglove : </text:p>
      <text:p text:style-name="P2"/>
      <text:p text:style-name="P19">Foxglove is an open-source software designed to help developing robotic applications</text:p>
      <text:p text:style-name="P18"><text:span text:style-name="T21">It </text:span>can be installed and run in different manner: Web App, Desktop App, Docker container.</text:p>
      <text:p text:style-name="P2">Dhdhd</text:p>
      <text:p text:style-name="P23">Important note for foxglove bridge ROS2 version, only humble and higher versions are supported. </text:p>
      <text:p text:style-name="P20"><text:span text:style-name="T9">- </text:span><text:span text:style-name="T23">Install foxglove bridge :</text:span><text:span text:style-name="T24"> </text:span><text:span text:style-name="Source_20_Text"><text:span text:style-name="T26">$</text:span></text:span><text:span text:style-name="Source_20_Text"><text:span text:style-name="T18"> sudo apt install ros-</text:span></text:span><text:span text:style-name="Source_20_Text"><text:span text:style-name="T7">$ROS_DISTRO</text:span></text:span><text:span text:style-name="Source_20_Text"><text:span text:style-name="T18">-foxglove-bridge</text:span></text:span></text:p>
      <text:p text:style-name="P23"><text:s/></text:p>
      <text:p text:style-name="P2"/>
      <text:p text:style-name="P2"/>
      <text:p text:style-name="P13">2. Docker Compose</text:p>
      <text:p text:style-name="P33"/>
      <text:p text:style-name="P35">Docker compose</text:p>
      <text:p text:style-name="P34">Complete description of Docker compose available here [4]</text:p>
      <text:p text:style-name="P36">→ Important note : Docker compose-file is also use to build and install Ros package (like carla-ros bridge) in combination with dockerfile. </text:p>
      <text:p text:style-name="P36"/>
      <text:p text:style-name="P36"/>
      <text:p text:style-name="P10">Carla</text:p>
      <text:p text:style-name="P3"/>
      <text:p text:style-name="P5">- <text:span text:style-name="T22">Run : </text:span><text:span text:style-name="Source_20_Text"><text:span text:style-name="T25">$ </text:span></text:span><text:span text:style-name="T17">sudo docker compose up</text:span><text:span text:style-name="T22"> (sudo is required to launch nvidia runtime) <text:s text:c="2"/></text:span></text:p>
      <text:p text:style-name="P3"/>
      <text:p text:style-name="P3"/>
      <text:p text:style-name="P3"/>
      <text:p text:style-name="P3"/>
      <text:p text:style-name="P14">3. Sources:</text:p>
      <text:p text:style-name="P16"/>
      <text:p text:style-name="P16">1. ROS2 foxy documentation, <text:a xlink:type="simple" xlink:href="https://docs.ros.org/en/foxy/How-To-Guides/Run-2-nodes-in-single-or-separate-docker-containers.html" text:style-name="Internet_20_link" text:visited-style-name="Visited_20_Internet_20_Link">https://docs.ros.org/en/foxy/How-To-Guides/Run-2-nodes-in-single-or-separate-docker-containers.html</text:a></text:p>
      <text:p text:style-name="P16"/>
      <text:p text:style-name="P16">2. Docker website, <text:a xlink:type="simple" xlink:href="https://www.docker.com/" text:style-name="Internet_20_link" text:visited-style-name="Visited_20_Internet_20_Link">https://www.docker.com/</text:a></text:p>
      <text:p text:style-name="P16"/>
      <text:p text:style-name="P23">3. Docker installation, <text:a xlink:type="simple" xlink:href="https://docs.docker.com/desktop/install/ubuntu/" text:style-name="Internet_20_link" text:visited-style-name="Visited_20_Internet_20_Link"><text:span text:style-name="T1">https://docs.docker.com/desktop/install/ubuntu/</text:span></text:a></text:p>
      <text:p text:style-name="P23"/>
      <text:p text:style-name="P34">4. Docker Compose, <text:a xlink:type="simple" xlink:href="https://docs.docker.com/compose/" text:style-name="Internet_20_link" text:visited-style-name="Visited_20_Internet_20_Link">https://docs.docker.com/compose/</text:a> </text:p>
      <text:p text:style-name="P16"/>
      <text:p text:style-name="P23">4. Nvidia container toolkit documentaion, <text:a xlink:type="simple" xlink:href="https://docs.nvidia.com/datacenter/cloud-native/container-toolkit/install-guide.html" text:style-name="Internet_20_link" text:visited-style-name="Visited_20_Internet_20_Link">https://docs.nvidia.com/datacenter/cloud-native/container-toolkit/install-guide.html</text:a> </text:p>
      <text:p text:style-name="P16"/>
      <text:p text:style-name="P21"><text:span text:style-name="T30">5</text:span>. Dockerfile reference, <text:a xlink:type="simple" xlink:href="https://docs.docker.com/engine/reference/builder/" text:style-name="Internet_20_link" text:visited-style-name="Visited_20_Internet_20_Link">https://docs.docker.com/engine/reference/builder/</text:a></text:p>
      <text:p text:style-name="P21"/>
      <text:p text:style-name="P21"><text:span text:style-name="T30">6</text:span>. Docker compose overview, https://docs.docker.com/compose/compose-file/</text:p>
      <text:p text:style-name="P16"/>
      <text:p text:style-name="P16"><text:span text:style-name="T30">7</text:span>. <text:span text:style-name="T21">Foxglove website, </text:span><text:a xlink:type="simple" xlink:href="https://foxglove.dev/" text:style-name="Internet_20_link" text:visited-style-name="Visited_20_Internet_20_Link"><text:span text:style-name="T21">https://foxglove.dev/</text:span></text:a></text:p>
      <text:p text:style-name="P16"/>
      <text:p text:style-name="P21"><text:span text:style-name="T30">8</text:span>. Carla launch parameters,</text:p>
      <text:p text:style-name="P21"/>
      <text:p text:style-name="P21"><text:span text:style-name="T30">9</text:span>. Carla Python API references,</text:p>
      <text:p text:style-name="P21"/>
      <text:p text:style-name="P21"><text:span text:style-name="T30">10</text:span>. Carla tuto</text:p>
      <text:p text:style-name="P21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3:30:48.039588493</meta:creation-date>
    <dc:date>2023-05-23T18:29:19.780415306</dc:date>
    <meta:editing-duration>PT2H19M49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56" meta:word-count="461" meta:character-count="3177" meta:non-whitespace-character-count="2755"/>
  </office:meta>
</office:document-meta>
</file>